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6292in" style:rel-column-width="5957*"/>
    </style:style>
    <style:style style:name="Table1.K" style:family="table-column">
      <style:table-column-properties style:column-width="0.6306in" style:rel-column-width="596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uk" fo:country="UA" officeooo:rsid="00168794" officeooo:paragraph-rsid="00168794"/>
    </style:style>
    <style:style style:name="P2" style:family="paragraph" style:parent-style-name="Standard">
      <style:text-properties fo:language="uk" fo:country="UA" officeooo:rsid="00168794" officeooo:paragraph-rsid="0019dbb2"/>
    </style:style>
    <style:style style:name="P3" style:family="paragraph" style:parent-style-name="Standard">
      <style:text-properties fo:language="uk" fo:country="UA" officeooo:rsid="00168794" officeooo:paragraph-rsid="001b4fe1"/>
    </style:style>
    <style:style style:name="P4" style:family="paragraph" style:parent-style-name="Standard">
      <style:text-properties fo:language="uk" fo:country="UA" officeooo:rsid="00186950" officeooo:paragraph-rsid="00186950"/>
    </style:style>
    <style:style style:name="P5" style:family="paragraph" style:parent-style-name="Standard">
      <style:text-properties fo:language="uk" fo:country="UA" officeooo:rsid="00191366" officeooo:paragraph-rsid="00191366"/>
    </style:style>
    <style:style style:name="P6" style:family="paragraph" style:parent-style-name="Standard">
      <style:text-properties fo:language="uk" fo:country="UA" officeooo:rsid="00191366" officeooo:paragraph-rsid="0019dbb2"/>
    </style:style>
    <style:style style:name="P7" style:family="paragraph" style:parent-style-name="Standard">
      <style:text-properties fo:language="uk" fo:country="UA" officeooo:rsid="0019dbb2" officeooo:paragraph-rsid="0019dbb2"/>
    </style:style>
    <style:style style:name="P8" style:family="paragraph" style:parent-style-name="Standard">
      <style:text-properties fo:font-size="14pt" fo:language="uk" fo:country="UA" fo:font-weight="bold" officeooo:rsid="00168794" officeooo:paragraph-rsid="00168794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.8752in" fo:margin-right="0in" fo:text-indent="0in" style:auto-text-indent="false" style:page-number="auto" fo:background-color="transparent"/>
      <style:text-properties fo:font-size="22pt" officeooo:rsid="00168794" officeooo:paragraph-rsid="00168794" style:font-size-asian="22pt" style:font-size-complex="22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50" officeooo:paragraph-rsid="00186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366" officeooo:paragraph-rsid="00191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bb2" officeooo:paragraph-rsid="0019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bb2" officeooo:paragraph-rsid="001b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fe1" officeooo:paragraph-rsid="001b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language="uk" fo:country="UA" officeooo:rsid="00168794" officeooo:paragraph-rsid="00168794"/>
    </style:style>
    <style:style style:name="P16" style:family="paragraph" style:parent-style-name="Standard">
      <style:text-properties fo:language="uk" fo:country="UA" officeooo:rsid="00168794" officeooo:paragraph-rsid="00239202"/>
    </style:style>
    <style:style style:name="P17" style:family="paragraph" style:parent-style-name="Standard">
      <style:text-properties fo:language="uk" fo:country="UA" officeooo:rsid="00186950" officeooo:paragraph-rsid="00239202"/>
    </style:style>
    <style:style style:name="P18" style:family="paragraph" style:parent-style-name="Standard">
      <style:text-properties fo:language="uk" fo:country="UA" officeooo:rsid="00191366" officeooo:paragraph-rsid="0019dbb2"/>
    </style:style>
    <style:style style:name="P19" style:family="paragraph" style:parent-style-name="Standard">
      <style:text-properties fo:language="uk" fo:country="UA" officeooo:rsid="0025d5fd" officeooo:paragraph-rsid="0025d5fd"/>
    </style:style>
    <style:style style:name="P20" style:family="paragraph" style:parent-style-name="Standard" style:list-style-name="L1">
      <style:text-properties officeooo:paragraph-rsid="00168794"/>
    </style:style>
    <style:style style:name="P21" style:family="paragraph" style:parent-style-name="Standard" style:list-style-name="L1">
      <style:text-properties officeooo:paragraph-rsid="00239202"/>
    </style:style>
    <style:style style:name="P22" style:family="paragraph" style:parent-style-name="Standard" style:list-style-name="L2">
      <style:text-properties officeooo:paragraph-rsid="001b4fe1"/>
    </style:style>
    <style:style style:name="P23" style:family="paragraph" style:parent-style-name="Standard" style:list-style-name="L3">
      <style:text-properties officeooo:paragraph-rsid="00168794"/>
    </style:style>
    <style:style style:name="P24" style:family="paragraph" style:parent-style-name="Standard" style:list-style-name="L4">
      <style:text-properties officeooo:paragraph-rsid="00239202"/>
    </style:style>
    <style:style style:name="P25" style:family="paragraph" style:parent-style-name="Standard" style:list-style-name="L5">
      <style:text-properties officeooo:paragraph-rsid="00239202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e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3999996185303pt" fo:font-style="normal" fo:text-shadow="none" style:text-underline-style="none" fo:font-weight="normal" officeooo:rsid="00191366" officeooo:paragraph-rsid="00191366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1" style:family="text">
      <style:text-properties fo:language="uk" fo:country="UA" fo:font-weight="normal" style:font-weight-asian="normal" style:font-weight-complex="normal"/>
    </style:style>
    <style:style style:name="T2" style:family="text">
      <style:text-properties fo:language="uk" fo:country="UA" officeooo:rsid="00168794"/>
    </style:style>
    <style:style style:name="T3" style:family="text">
      <style:text-properties fo:language="uk" fo:country="UA" officeooo:rsid="001b4fe1"/>
    </style:style>
    <style:style style:name="T4" style:family="text">
      <style:text-properties fo:language="uk" fo:country="UA" officeooo:rsid="001bc622"/>
    </style:style>
    <style:style style:name="T5" style:family="text">
      <style:text-properties officeooo:rsid="00186950"/>
    </style:style>
    <style:style style:name="T6" style:family="text">
      <style:text-properties officeooo:rsid="0019dbb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b4fe1"/>
    </style:style>
    <style:style style:name="T9" style:family="text">
      <style:text-properties officeooo:rsid="001bc622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b4fe1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арвюшенко Анастасія, статистика</text:p>
      <text:p text:style-name="P9"><text:span text:style-name="T1">Лабораторна</text:span><text:span text:style-name="T7"> </text:span><text:span text:style-name="T1">робота</text:span><text:span text:style-name="T7"> 1</text:span></text:p>
      <text:p text:style-name="P2"/>
      <text:p text:style-name="P2">В роботі досліджуються: величина субсидій (сумарне), загальний прибуток (середнє), оренда </text:p>
      <text:p text:style-name="P2">житла (частка <text:span text:style-name="T8">орендованого</text:span>).</text:p>
      <text:p text:style-name="P8">Отримані результати:</text:p>
      <text:p text:style-name="P4">data_test_selected = get_data(N_test)</text:p>
      <text:p text:style-name="P4">values_test = Value(data_test_selected)</text:p>
      <text:p text:style-name="P17">variances_test = Variance(data_test_selected)</text:p>
      <text:p text:style-name="P17"/>
      <text:p text:style-name="P17">Тестова вибірка з 10 домогосподарств</text:p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10">Block</text:p>
          </table:table-cell>
          <table:table-cell table:style-name="Table1.A1" office:value-type="string">
            <text:p text:style-name="P10">36</text:p>
          </table:table-cell>
          <table:table-cell table:style-name="Table1.A1" office:value-type="string">
            <text:p text:style-name="P10">17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47</text:p>
          </table:table-cell>
          <table:table-cell table:style-name="Table1.A1" office:value-type="string">
            <text:p text:style-name="P10">49</text:p>
          </table:table-cell>
          <table:table-cell table:style-name="Table1.A1" office:value-type="string">
            <text:p text:style-name="P10">27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54</text:p>
          </table:table-cell>
          <table:table-cell table:style-name="Table1.A1" office:value-type="string">
            <text:p text:style-name="P10">37</text:p>
          </table:table-cell>
          <table:table-cell table:style-name="Table1.K1" office:value-type="string">
            <text:p text:style-name="P10">28</text:p>
          </table:table-cell>
        </table:table-row>
        <table:table-row>
          <table:table-cell table:style-name="Table1.A2" office:value-type="string">
            <text:p text:style-name="P10">House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1</text:p>
          </table:table-cell>
          <table:table-cell table:style-name="Table1.K2" office:value-type="string">
            <text:p text:style-name="P10">8</text:p>
          </table:table-cell>
        </table:table-row>
      </table:table>
      <text:p text:style-name="P1"/>
      <text:p text:style-name="P4">Оцін<text:span text:style-name="T8">ки величин</text:span> за тестовою вибіркою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Total</text:p>
          </table:table-cell>
          <table:table-cell table:style-name="Table2.A1" office:value-type="string">
            <text:p text:style-name="P11">Mean</text:p>
          </table:table-cell>
          <table:table-cell table:style-name="Table2.C1" office:value-type="string">
            <text:p text:style-name="P11">Proportion</text:p>
          </table:table-cell>
        </table:table-row>
        <table:table-row>
          <table:table-cell table:style-name="Table2.A2" office:value-type="string">
            <text:p text:style-name="P27"><text:bookmark text:name="rstudio_console_output"/>689568.0</text:p>
          </table:table-cell>
          <table:table-cell table:style-name="Table2.A2" office:value-type="string">
            <text:p text:style-name="P27"><text:bookmark text:name="rstudio_console_output1"/>81786.1</text:p>
          </table:table-cell>
          <table:table-cell table:style-name="Table2.C2" office:value-type="string">
            <text:p text:style-name="P11">0.1</text:p>
          </table:table-cell>
        </table:table-row>
      </table:table>
      <text:p text:style-name="P5"><text:span text:style-name="T5">Оцінки </text:span>дисперсі<text:span text:style-name="T8">й за тестовою вибіркою</text:span> 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Variance of total</text:p>
          </table:table-cell>
          <table:table-cell table:style-name="Table3.A1" office:value-type="string">
            <text:p text:style-name="P11">Variance of mean</text:p>
          </table:table-cell>
          <table:table-cell table:style-name="Table3.C1" office:value-type="string">
            <text:p text:style-name="P11">Variance of proportion</text:p>
          </table:table-cell>
        </table:table-row>
        <table:table-row>
          <table:table-cell table:style-name="Table3.A2" office:value-type="string">
            <text:p text:style-name="P27"><text:bookmark text:name="rstudio_console_output3"/>242236647403</text:p>
          </table:table-cell>
          <table:table-cell table:style-name="Table3.A2" office:value-type="string">
            <text:p text:style-name="P28"><text:bookmark text:name="rstudio_console_output2"/>87778569</text:p>
          </table:table-cell>
          <table:table-cell table:style-name="Table3.C2" office:value-type="string">
            <text:p text:style-name="P11">0.0098</text:p>
          </table:table-cell>
        </table:table-row>
      </table:table>
      <text:p text:style-name="P5"/>
      <text:p text:style-name="P5">cv =sqrt(variances_test) / values_test</text:p>
      <text:p text:style-name="P5">N_conf = ceiling(x^2 * cv^2 / (e^2 + cv^2 * x^2 / N_houses))</text:p>
      <text:p text:style-name="P5">N_conf = max(N_conf)</text:p>
      <text:p text:style-name="P5"/>
      <text:p text:style-name="P5">Оцінки розміру <text:span text:style-name="T6">вибірки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N for total</text:p>
          </table:table-cell>
          <table:table-cell table:style-name="Table4.A1" office:value-type="string">
            <text:p text:style-name="P11">N for mean</text:p>
          </table:table-cell>
          <table:table-cell table:style-name="Table4.C1" office:value-type="string">
            <text:p text:style-name="P11">N for proportion</text:p>
          </table:table-cell>
        </table:table-row>
        <table:table-row>
          <table:table-cell table:style-name="Table4.A2" office:value-type="string">
            <text:p text:style-name="P12">140</text:p>
          </table:table-cell>
          <table:table-cell table:style-name="Table4.A2" office:value-type="string">
            <text:p text:style-name="P12">5</text:p>
          </table:table-cell>
          <table:table-cell table:style-name="Table4.C2" office:value-type="string">
            <text:p text:style-name="P12">211</text:p>
          </table:table-cell>
        </table:table-row>
      </table:table>
      <text:p text:style-name="P6">N_conf <text:s/><text:span text:style-name="T6">= 211 — розмір вибірки, необхідний для побудови 95% довірчих інтервалів</text:span></text:p>
      <text:p text:style-name="P6"/>
      <text:p text:style-name="P7">Для заданого n = 211 <text:span text:style-name="T9">побудуємо</text:span> <text:span text:style-name="T9">довірчі інтервали</text:span></text:p>
      <text:p text:style-name="P6"/>
      <text:p text:style-name="P6">data_conf_selected = get_data(N_conf)</text:p>
      <text:p text:style-name="P6">values_conf = Value(data_conf_selected)</text:p>
      <text:p text:style-name="P6">variances_conf = Variance(data_conf_selected)</text:p>
      <text:p text:style-name="P6">val1 = values_conf - x * sqrt(variances_conf * (1/N_conf - 1/N_houses))</text:p>
      <text:p text:style-name="P6">val2 = values_conf + x * sqrt(variances_conf * (1/N_conf — 1/N_houses))</text:p>
      <text:p text:style-name="P6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2">Total</text:p>
          </table:table-cell>
          <table:table-cell table:style-name="Table5.A1" office:value-type="string">
            <text:p text:style-name="P12">Mean</text:p>
          </table:table-cell>
          <table:table-cell table:style-name="Table5.D1" office:value-type="string">
            <text:p text:style-name="P12">Proportion</text:p>
          </table:table-cell>
        </table:table-row>
        <table:table-row>
          <table:table-cell table:style-name="Table5.A2" office:value-type="string">
            <text:p text:style-name="P12">Оцінка <text:span text:style-name="T8">знизу</text:span></text:p>
          </table:table-cell>
          <table:table-cell table:style-name="Table5.A2" office:value-type="string">
            <text:p text:style-name="P14">143901.8</text:p>
          </table:table-cell>
          <table:table-cell table:style-name="Table5.A2" office:value-type="string">
            <text:p text:style-name="P14">86758.56</text:p>
          </table:table-cell>
          <table:table-cell table:style-name="Table5.D2" office:value-type="string">
            <text:p text:style-name="P14">0.01464</text:p>
          </table:table-cell>
        </table:table-row>
        <table:table-row>
          <table:table-cell table:style-name="Table5.A2" office:value-type="string">
            <text:p text:style-name="P12">Наближене значення</text:p>
          </table:table-cell>
          <table:table-cell table:style-name="Table5.A2" office:value-type="string">
            <text:p text:style-name="P14">167392.3</text:p>
          </table:table-cell>
          <table:table-cell table:style-name="Table5.A2" office:value-type="string">
            <text:p text:style-name="P14">87165.4</text:p>
          </table:table-cell>
          <table:table-cell table:style-name="Table5.D2" office:value-type="string">
            <text:p text:style-name="P14">0.01612</text:p>
          </table:table-cell>
        </table:table-row>
        <table:table-row>
          <table:table-cell table:style-name="Table5.A2" office:value-type="string">
            <text:p text:style-name="P13">Оцінка зверку</text:p>
          </table:table-cell>
          <table:table-cell table:style-name="Table5.A2" office:value-type="string">
            <text:p text:style-name="P14">190882.7</text:p>
          </table:table-cell>
          <table:table-cell table:style-name="Table5.A2" office:value-type="string">
            <text:p text:style-name="P14">87572.24</text:p>
          </table:table-cell>
          <table:table-cell table:style-name="Table5.D2" office:value-type="string">
            <text:p text:style-name="P14">0.01761178</text:p>
          </table:table-cell>
        </table:table-row>
      </table:table>
      <text:p text:style-name="P16"><text:soft-page-break/><text:span text:style-name="T10">Функції для підрахунк</text:span><text:span text:style-name="T11">у</text:span><text:span text:style-name="T10"> та роботи з даними:</text:span></text:p>
      <text:list xml:id="list2547229909" text:style-name="L1">
        <text:list-item>
          <text:p text:style-name="P21"><text:span text:style-name="T2">Формує вибірку потрібної довжини ПВВбП</text:span></text:p>
        </text:list-item>
      </text:list>
      <text:p text:style-name="P16">get_data = function(amount){</text:p>
      <text:p text:style-name="P16"><text:s text:c="2"/>index_selected <text:s/>= sample(1:N_houses, amount, replace=F)</text:p>
      <text:p text:style-name="P16"><text:s text:c="2"/>data_selected = DATA[index_selected, c(1, 2, <text:span text:style-name="T8">3, 9, 11, 19</text:span>)]</text:p>
      <text:p text:style-name="P16"><text:s text:c="2"/>names(data_selected) = c("block", "unit", "residents", "income", "subsidies", "rent")</text:p>
      <text:p text:style-name="P16"><text:s text:c="2"/>data_selected</text:p>
      <text:p text:style-name="P16">}</text:p>
      <text:list xml:id="list3506072236" text:style-name="L4">
        <text:list-item>
          <text:p text:style-name="P24"><text:span text:style-name="T2"><text:s/>Підраховує оцінки </text:span><text:span text:style-name="T3">для</text:span><text:span text:style-name="T2"> сумарного, середнього та частки за даними</text:span></text:p>
        </text:list-item>
      </text:list>
      <text:p text:style-name="P16">Value = function(data_sample){</text:p>
      <text:p text:style-name="P16"><text:s text:c="2"/>N_sample = nrow(data_sample)</text:p>
      <text:p text:style-name="P16"><text:s text:c="2"/>#Estimation of total</text:p>
      <text:p text:style-name="P16"><text:s text:c="2"/>t_subsidies = N_houses * sum(data_test_selected$subsidies) / N_sample</text:p>
      <text:p text:style-name="P16"><text:s text:c="2"/>#Estimation of Mean</text:p>
      <text:p text:style-name="P16"><text:s text:c="2"/>m_income = mean(data_test_selected$income)</text:p>
      <text:p text:style-name="P16"><text:s text:c="2"/>#Estimation of Proportion</text:p>
      <text:p text:style-name="P16"><text:s text:c="2"/>p_rent = sum(data_test_selected$rent != '.') / N_sample</text:p>
      <text:p text:style-name="P16"><text:s text:c="2"/>c(t_subsidies, m_income, p_rent)</text:p>
      <text:p text:style-name="P16">}</text:p>
      <text:list xml:id="list1533113272" text:style-name="L5">
        <text:list-item>
          <text:p text:style-name="P25"><text:span text:style-name="T2">Підраховує </text:span><text:span text:style-name="T4">оцінки дисперсій </text:span><text:span text:style-name="T2">за даними</text:span></text:p>
        </text:list-item>
      </text:list>
      <text:p text:style-name="P16">Variance = function(data_sample){</text:p>
      <text:p text:style-name="P16"><text:s text:c="2"/>N_sample = nrow(data_sample)</text:p>
      <text:p text:style-name="P16"><text:s text:c="2"/># Estimation of total subsidies variance</text:p>
      <text:p text:style-name="P16"><text:s text:c="2"/>var_t_subsidies = N_houses^2 * (1 - N_sample/N_houses) * sd(data_test_selected$subsidies)^2 / N_sample</text:p>
      <text:p text:style-name="P16"><text:s text:c="2"/># Estimation of mean variance <text:s/></text:p>
      <text:p text:style-name="P16"><text:s text:c="2"/>var_m_income = (1 - N_sample/N_houses) * sd(data_test_selected$income)^2 / N_sample</text:p>
      <text:p text:style-name="P16"><text:s text:c="2"/># Estimation of proportion variance</text:p>
      <text:p text:style-name="P16"><text:s text:c="2"/>p_rent = sum(data_test_selected$rent != '.') / N_sample</text:p>
      <text:p text:style-name="P16"><text:s text:c="2"/>var_p_rent = p_rent * (1 - p_rent) * (1 - N_sample/N_houses) / (N_sample - 1)</text:p>
      <text:p text:style-name="P16"><text:s text:c="2"/>c(var_t_subsidies, var_m_income, var_p_rent)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8:05:43.239810584</meta:creation-date>
    <meta:generator>LibreOffice/6.1.5.2$Linux_X86_64 LibreOffice_project/10$Build-2</meta:generator>
    <dc:date>2019-04-23T00:03:26.125433541</dc:date>
    <meta:editing-duration>PT12M55S</meta:editing-duration>
    <meta:editing-cycles>5</meta:editing-cycles>
    <meta:document-statistic meta:table-count="5" meta:image-count="0" meta:object-count="0" meta:page-count="2" meta:paragraph-count="108" meta:word-count="347" meta:character-count="2600" meta:non-whitespace-character-count="2313"/>
  </office:meta>
</office:document-meta>
</file>